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lder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er.extract( MessageExchange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ld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older.set( MessageExchang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lder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lder.get( long timeout , TimeUni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older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